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sorAutoProxyCreatorIntegrationTests.testRegexp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lback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MatchAdvisor.setDependencies( List &lt; ? &gt;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llback.echoException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etters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deredTxCheckAdvisor.isRequire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MatchAdvisor.NeverMatch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TxCheckAdvisor.setRequireTransactionContext( boolean requireTransac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utoProxyCreatorIntegrationTests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MatchAdvisor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utoProxyCreatorIntegrationTests.testProgrammatic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Setters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utoProxyCreatorIntegrationTests.testRollbackRulesOnMethodCause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dvisorAutoProxyCreatorIntegrationTests.testDefaultExclu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edTxCheckAdvis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TxCheckAdvisor.matches( Method method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utoProxyCreatorIntegrationTests.testNo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edTxCheckAdvisor.getCounting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utoProxyCreatorIntegrationTests.testTransactionAttribute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llback.rollbackOnly( boolean rollback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isorAutoProxyCreatorIntegrationTests.testTxIsProx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isorAutoProxyCreatorIntegrationTests.testRollbackRulesOnMethodPrevent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xCountingBeforeAdvice.before( Method method , Object [ ] args ,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